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093ee"/>
    </style:style>
    <style:style style:name="T1" style:family="text">
      <style:text-properties officeooo:rsid="00009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Три богатыря убили Змея Горыныча.</text:p>
      <text:p text:style-name="Standard">Илья Муромец: — Змея убил Добрыня Никитич.</text:p>
      <text:p text:style-name="Standard">Добрыня Никитич: — Змея убил Алеша Попович.</text:p>
      <text:p text:style-name="Standard">Алеша Попович: — Я убил Змея.</text:p>
      <text:p text:style-name="P1">Только один богатырь сказал правду, а двое слукав<text:span text:style-name="T1">или</text:span>.</text:p>
      <text:p text:style-name="P1">Кто убил Змея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9cm" fo:margin-bottom="1.411cm" fo:margin-left="5.182cm" fo:margin-right="1.9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3:25:20.755929213</meta:creation-date>
    <dc:date>2018-11-03T22:10:30.777353117</dc:date>
    <meta:editing-duration>PT39M45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1" meta:paragraph-count="6" meta:word-count="33" meta:character-count="214" meta:non-whitespace-character-count="184"/>
  </office:meta>
</office:document-meta>
</file>